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세상은 여전히 모험으로 가득하다. 유쾌한 대문호 마크 트웨인의 대표작 년간 절판된 적 없는 '전설의 소설'. 『톰 소여의 모험』은 년에 출간됐다. 나온 지 년이 지나도록 절판된 적이 한 번도 없다고 한다. 이 정도면 전설이다. 19세기 후반 미국 미시시피강가에서 벌어진 악동들의 소란과 기행(奇行)이 어떻게 세대와 국경을 넘어 끊임없이 읽히고 있는 것일까. '새움 세계문학전집'으로 새롭게 출간된 『톰 소여의 모험』의 여지희 번역가가 선사하는 후기가 그 이유를 생생하게 알려준다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3T14:53:58.795000000</dc:date>
    <meta:editing-duration>PT23S</meta:editing-duration>
    <meta:editing-cycles>2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" meta:word-count="203" meta:character-count="269" meta:non-whitespace-character-count="205"/>
  </office:meta>
</office:document-meta>
</file>